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256in"/>
    </style:style>
    <style:style style:name="co3" style:family="table-column">
      <style:table-column-properties fo:break-before="auto" style:column-width="1.4181in"/>
    </style:style>
    <style:style style:name="co4" style:family="table-column">
      <style:table-column-properties fo:break-before="auto" style:column-width="1.7291in"/>
    </style:style>
    <style:style style:name="co5" style:family="table-column">
      <style:table-column-properties fo:break-before="auto" style:column-width="2.2335in"/>
    </style:style>
    <style:style style:name="co6" style:family="table-column">
      <style:table-column-properties fo:break-before="auto" style:column-width="1.279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style:font-name="Ubuntu" fo:font-size="12pt" style:font-size-asian="12pt" style:font-size-complex="12pt"/>
    </style:style>
    <style:style style:name="ce2" style:family="table-cell" style:parent-style-name="Default" style:data-style-name="N0">
      <style:text-properties style:font-name="Ubuntu" fo:font-size="12pt" style:font-size-asian="12pt" style:font-size-complex="12pt"/>
    </style:style>
    <style:style style:name="ce3" style:family="table-cell" style:parent-style-name="Default" style:data-style-name="N60">
      <style:text-properties style:font-name="Ubuntu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row table:style-name="ro1">
          <table:table-cell/>
          <table:table-cell office:value-type="string" calcext:value-type="string">
            <text:p>QoI</text:p>
          </table:table-cell>
          <table:table-cell office:value-type="string" calcext:value-type="string">
            <text:p>QoI error (actual)</text:p>
          </table:table-cell>
          <table:table-cell table:style-name="ce1" office:value-type="string" calcext:value-type="string">
            <text:p>QoI error (estimated)</text:p>
          </table:table-cell>
          <table:table-cell office:value-type="string" calcext:value-type="string">
            <text:p>estimated relative QoI error</text:p>
          </table:table-cell>
          <table:table-cell office:value-type="string" calcext:value-type="string">
            <text:p>relative error in error</text:p>
          </table:table-cell>
          <table:table-cell office:value-type="string" calcext:value-type="string">
            <text:p>portion refined</text:p>
          </table:table-cell>
        </table:table-row>
        <table:table-row table:style-name="ro1">
          <table:table-cell office:value-type="string" calcext:value-type="string">
            <text:p>LF</text:p>
          </table:table-cell>
          <table:table-cell office:value-type="float" office:value="0.0646945633145083" calcext:value-type="float">
            <text:p>0.0646945633</text:p>
          </table:table-cell>
          <table:table-cell table:formula="of:=[.B13]-[.B2]" office:value-type="float" office:value="-0.0014474101247989" calcext:value-type="float">
            <text:p>-0.0014474101</text:p>
          </table:table-cell>
          <table:table-cell table:style-name="ce1" office:value-type="float" office:value="-0.00135703769208688" calcext:value-type="float">
            <text:p>-0.0013570377</text:p>
          </table:table-cell>
          <table:table-cell table:formula="of:=ABS([.D2]/[.B2])" office:value-type="float" office:value="0.0209760700522814" calcext:value-type="float">
            <text:p>0.0209760701</text:p>
          </table:table-cell>
          <table:table-cell table:formula="of:=ABS(([.D2]-[.C2])/[.C2])" office:value-type="float" office:value="0.0624373362902794" calcext:value-type="float">
            <text:p>0.0624373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F01</text:p>
          </table:table-cell>
          <table:table-cell office:value-type="float" office:value="0.0672635685163687" calcext:value-type="float">
            <text:p>0.0672635685</text:p>
          </table:table-cell>
          <table:table-cell table:formula="of:=[.B13]-[.B3]" office:value-type="float" office:value="-0.00401641532665929" calcext:value-type="float">
            <text:p>-0.0040164153</text:p>
          </table:table-cell>
          <table:table-cell table:style-name="ce1" office:value-type="float" office:value="-0.0039486629124979" calcext:value-type="float">
            <text:p>-0.0039486629</text:p>
          </table:table-cell>
          <table:table-cell table:formula="of:=ABS([.D3]/[.B3])" office:value-type="float" office:value="0.0587043328148281" calcext:value-type="float">
            <text:p>0.0587043328</text:p>
          </table:table-cell>
          <table:table-cell table:formula="of:=ABS(([.D3]-[.C3])/[.C3])" office:value-type="float" office:value="0.0168688765107726" calcext:value-type="float">
            <text:p>0.0168688765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MF02</text:p>
          </table:table-cell>
          <table:table-cell office:value-type="float" office:value="0.0691766677418941" calcext:value-type="float">
            <text:p>0.0691766677</text:p>
          </table:table-cell>
          <table:table-cell table:formula="of:=[.B13]-[.B4]" office:value-type="float" office:value="-0.0059295145521847" calcext:value-type="float">
            <text:p>-0.0059295146</text:p>
          </table:table-cell>
          <table:table-cell table:style-name="ce2" office:value-type="float" office:value="-0.00590698760154008" calcext:value-type="float">
            <text:p>-0.0059069876</text:p>
          </table:table-cell>
          <table:table-cell table:formula="of:=ABS([.D4]/[.B4])" office:value-type="float" office:value="0.0853898835309575" calcext:value-type="float">
            <text:p>0.0853898835</text:p>
          </table:table-cell>
          <table:table-cell table:formula="of:=ABS(([.D4]-[.C4])/[.C4])" office:value-type="float" office:value="0.00379912224624081" calcext:value-type="float">
            <text:p>0.003799122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MF03</text:p>
          </table:table-cell>
          <table:table-cell office:value-type="float" office:value="0.0697079545248654" calcext:value-type="float">
            <text:p>0.0697079545</text:p>
          </table:table-cell>
          <table:table-cell table:formula="of:=[.B13]-[.B5]" office:value-type="float" office:value="-0.00646080133515602" calcext:value-type="float">
            <text:p>-0.0064608013</text:p>
          </table:table-cell>
          <table:table-cell office:value-type="float" office:value="-0.00646546311735315" calcext:value-type="float">
            <text:p>-6.47E-003</text:p>
          </table:table-cell>
          <table:table-cell table:formula="of:=ABS([.D5]/[.B5])" office:value-type="float" office:value="0.0927507220864853" calcext:value-type="float">
            <text:p>0.0927507221</text:p>
          </table:table-cell>
          <table:table-cell table:formula="of:=ABS(([.D5]-[.C5])/[.C5])" office:value-type="float" office:value="0.000721548606016217" calcext:value-type="float">
            <text:p>0.000721548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MF04</text:p>
          </table:table-cell>
          <table:table-cell office:value-type="float" office:value="0.0705664500632349" calcext:value-type="float">
            <text:p>0.0705664501</text:p>
          </table:table-cell>
          <table:table-cell table:formula="of:=[.B13]-[.B6]" office:value-type="float" office:value="-0.00731929687352548" calcext:value-type="float">
            <text:p>-0.0073192969</text:p>
          </table:table-cell>
          <table:table-cell office:value-type="float" office:value="-0.00733505701985375" calcext:value-type="float">
            <text:p>-7.34E-003</text:p>
          </table:table-cell>
          <table:table-cell table:formula="of:=ABS([.D6]/[.B6])" office:value-type="float" office:value="0.103945387833464" calcext:value-type="float">
            <text:p>0.1039453878</text:p>
          </table:table-cell>
          <table:table-cell table:formula="of:=ABS(([.D6]-[.C6])/[.C6])" office:value-type="float" office:value="0.00215323228454873" calcext:value-type="float">
            <text:p>0.0021532323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MF05</text:p>
          </table:table-cell>
          <table:table-cell office:value-type="float" office:value="0.0709051974010012" calcext:value-type="float">
            <text:p>0.0709051974</text:p>
          </table:table-cell>
          <table:table-cell table:formula="of:=[.B13]-[.B7]" office:value-type="float" office:value="-0.00765804421129178" calcext:value-type="float">
            <text:p>-0.0076580442</text:p>
          </table:table-cell>
          <table:table-cell office:value-type="float" office:value="-0.00770437288004053" calcext:value-type="float">
            <text:p>-7.70E-003</text:p>
          </table:table-cell>
          <table:table-cell table:formula="of:=ABS([.D7]/[.B7])" office:value-type="float" office:value="0.108657378618789" calcext:value-type="float">
            <text:p>0.1086573786</text:p>
          </table:table-cell>
          <table:table-cell table:formula="of:=ABS(([.D7]-[.C7])/[.C7])" office:value-type="float" office:value="0.00604967371178607" calcext:value-type="float">
            <text:p>0.006049673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MF06</text:p>
          </table:table-cell>
          <table:table-cell office:value-type="float" office:value="0.068607730339119" calcext:value-type="float">
            <text:p>0.0686077303</text:p>
          </table:table-cell>
          <table:table-cell table:formula="of:=[.B13]-[.B8]" office:value-type="float" office:value="-0.0053605771494096" calcext:value-type="float">
            <text:p>-0.0053605771</text:p>
          </table:table-cell>
          <table:table-cell office:value-type="float" office:value="-0.00542464279185517" calcext:value-type="float">
            <text:p>-5.42E-003</text:p>
          </table:table-cell>
          <table:table-cell table:formula="of:=ABS([.D8]/[.B8])" office:value-type="float" office:value="0.079067515643527" calcext:value-type="float">
            <text:p>0.0790675156</text:p>
          </table:table-cell>
          <table:table-cell table:formula="of:=ABS(([.D8]-[.C8])/[.C8])" office:value-type="float" office:value="0.0119512583551991" calcext:value-type="float">
            <text:p>0.011951258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MF07</text:p>
          </table:table-cell>
          <table:table-cell office:value-type="float" office:value="0.065910746626588" calcext:value-type="float">
            <text:p>0.0659107466</text:p>
          </table:table-cell>
          <table:table-cell table:formula="of:=[.B13]-[.B9]" office:value-type="float" office:value="-0.00266359343687858" calcext:value-type="float">
            <text:p>-0.0026635934</text:p>
          </table:table-cell>
          <table:table-cell office:value-type="float" office:value="-0.00268327645294787" calcext:value-type="float">
            <text:p>-2.68E-003</text:p>
          </table:table-cell>
          <table:table-cell table:formula="of:=ABS([.D9]/[.B9])" office:value-type="float" office:value="0.0407107579610615" calcext:value-type="float">
            <text:p>0.040710758</text:p>
          </table:table-cell>
          <table:table-cell table:formula="of:=ABS(([.D9]-[.C9])/[.C9])" office:value-type="float" office:value="0.00738964730757012" calcext:value-type="float">
            <text:p>0.007389647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MF08</text:p>
          </table:table-cell>
          <table:table-cell office:value-type="float" office:value="0.064801932554912" calcext:value-type="float">
            <text:p>0.0648019326</text:p>
          </table:table-cell>
          <table:table-cell table:formula="of:=[.B13]-[.B10]" office:value-type="float" office:value="-0.00155477936520262" calcext:value-type="float">
            <text:p>-0.0015547794</text:p>
          </table:table-cell>
          <table:table-cell office:value-type="float" office:value="-0.00155876248431859" calcext:value-type="float">
            <text:p>-1.56E-003</text:p>
          </table:table-cell>
          <table:table-cell table:formula="of:=ABS([.D10]/[.B10])" office:value-type="float" office:value="0.0240542592305827" calcext:value-type="float">
            <text:p>0.0240542592</text:p>
          </table:table-cell>
          <table:table-cell table:formula="of:=ABS(([.D10]-[.C10])/[.C10])" office:value-type="float" office:value="0.00256185488765286" calcext:value-type="float">
            <text:p>0.002561854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MF09</text:p>
          </table:table-cell>
          <table:table-cell office:value-type="float" office:value="0.0642847026734505" calcext:value-type="float">
            <text:p>0.0642847027</text:p>
          </table:table-cell>
          <table:table-cell table:formula="of:=[.B13]-[.B11]" office:value-type="float" office:value="-0.00103754948374113" calcext:value-type="float">
            <text:p>-0.0010375495</text:p>
          </table:table-cell>
          <table:table-cell office:value-type="float" office:value="-0.00103912346758937" calcext:value-type="float">
            <text:p>-1.04E-003</text:p>
          </table:table-cell>
          <table:table-cell table:formula="of:=ABS([.D11]/[.B11])" office:value-type="float" office:value="0.016164397195206" calcext:value-type="float">
            <text:p>0.0161643972</text:p>
          </table:table-cell>
          <table:table-cell table:formula="of:=ABS(([.D11]-[.C11])/[.C11])" office:value-type="float" office:value="0.00151702051122238" calcext:value-type="float">
            <text:p>0.001517020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MF10</text:p>
          </table:table-cell>
          <table:table-cell office:value-type="float" office:value="0.0635552159189882" calcext:value-type="float">
            <text:p>0.0635552159</text:p>
          </table:table-cell>
          <table:table-cell table:formula="of:=[.B13]-[.B12]" office:value-type="float" office:value="-0.00030806272927883" calcext:value-type="float">
            <text:p>-0.0003080627</text:p>
          </table:table-cell>
          <table:table-cell office:value-type="float" office:value="-0.000308071604829721" calcext:value-type="float">
            <text:p>-3.08E-004</text:p>
          </table:table-cell>
          <table:table-cell table:formula="of:=ABS([.D12]/[.B12])" office:value-type="float" office:value="0.00484730639924833" calcext:value-type="float">
            <text:p>0.0048473064</text:p>
          </table:table-cell>
          <table:table-cell table:formula="of:=ABS(([.D12]-[.C12])/[.C12])" office:value-type="float" office:value="0.0000288108558677007" calcext:value-type="float">
            <text:p>2.88108558677007E-00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0.0632471531897094" calcext:value-type="float">
            <text:p>0.0632471532</text:p>
          </table:table-cell>
          <table:table-cell/>
          <table:table-cell table:style-name="ce1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5">00/00/0000</text:date>, <text:time style:data-style-name="N2" text:time-value="11:20:47.7250371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10:46:51.438006392</meta:creation-date>
    <dc:date>2015-03-05T12:03:06.051132409</dc:date>
    <meta:editing-duration>PT1M3S</meta:editing-duration>
    <meta:editing-cycles>3</meta:editing-cycles>
    <meta:generator>LibreOffice/4.2.7.2$Linux_X86_64 LibreOffice_project/420m0$Build-2</meta:generator>
    <meta:document-statistic meta:table-count="1" meta:cell-count="85" meta:object-count="0"/>
  </office:meta>
</office:document-meta>
</file>